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1.21pt"/>
    </style:style>
    <style:style style:name="co2" style:family="table-column">
      <style:table-column-properties fo:break-before="auto" style:column-width="175.2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3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dditio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locAccuracy</text:p>
          </table:table-cell>
          <table:table-cell office:value-type="string" calcext:value-type="string">
            <text:p>count 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office:value-type="float" office:value="0.0380009288747" calcext:value-type="float">
            <text:p>0.0380009289</text:p>
          </table:table-cell>
          <table:table-cell office:value-type="float" office:value="42.223813896685" calcext:value-type="float">
            <text:p>42.223813896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5764116645" calcext:value-type="float">
            <text:p>0.0165764117</text:p>
          </table:table-cell>
          <table:table-cell office:value-type="float" office:value="53.2995742410099" calcext:value-type="float">
            <text:p>53.299574241</text:p>
          </table:table-cell>
          <table:table-cell table:number-columns-repeated="3"/>
        </table:table-row>
        <table:table-row table:style-name="ro1">
          <table:table-cell office:value-type="float" office:value="0.0194504948603" calcext:value-type="float">
            <text:p>0.0194504949</text:p>
          </table:table-cell>
          <table:table-cell office:value-type="float" office:value="50.1148065921697" calcext:value-type="float">
            <text:p>50.1148065922</text:p>
          </table:table-cell>
          <table:table-cell table:number-columns-repeated="3"/>
        </table:table-row>
        <table:table-row table:style-name="ro1">
          <table:table-cell office:value-type="float" office:value="0.00875027231138" calcext:value-type="float">
            <text:p>0.0087502723</text:p>
          </table:table-cell>
          <table:table-cell office:value-type="float" office:value="55.4621468580021" calcext:value-type="float">
            <text:p>55.462146858</text:p>
          </table:table-cell>
          <table:table-cell table:number-columns-repeated="3"/>
        </table:table-row>
        <table:table-row table:style-name="ro1">
          <table:table-cell office:value-type="float" office:value="0.00445082555635" calcext:value-type="float">
            <text:p>0.0044508256</text:p>
          </table:table-cell>
          <table:table-cell office:value-type="float" office:value="47.7634805998157" calcext:value-type="float">
            <text:p>47.7634805998</text:p>
          </table:table-cell>
          <table:table-cell table:number-columns-repeated="3"/>
        </table:table-row>
        <table:table-row table:style-name="ro1">
          <table:table-cell office:value-type="float" office:value="0.0239371821924" calcext:value-type="float">
            <text:p>0.0239371822</text:p>
          </table:table-cell>
          <table:table-cell office:value-type="float" office:value="55.5756258596515" calcext:value-type="float">
            <text:p>55.5756258597</text:p>
          </table:table-cell>
          <table:table-cell table:number-columns-repeated="3"/>
        </table:table-row>
        <table:table-row table:style-name="ro1">
          <table:table-cell office:value-type="float" office:value="0.0327389338378" calcext:value-type="float">
            <text:p>0.0327389338</text:p>
          </table:table-cell>
          <table:table-cell office:value-type="float" office:value="53.0270311663561" calcext:value-type="float">
            <text:p>53.0270311664</text:p>
          </table:table-cell>
          <table:table-cell table:number-columns-repeated="3"/>
        </table:table-row>
        <table:table-row table:style-name="ro1">
          <table:table-cell office:value-type="float" office:value="0.0216312974465" calcext:value-type="float">
            <text:p>0.0216312974</text:p>
          </table:table-cell>
          <table:table-cell office:value-type="float" office:value="51.1490247187967" calcext:value-type="float">
            <text:p>51.1490247188</text:p>
          </table:table-cell>
          <table:table-cell table:number-columns-repeated="3"/>
        </table:table-row>
        <table:table-row table:style-name="ro1">
          <table:table-cell office:value-type="float" office:value="0.0194662193772" calcext:value-type="float">
            <text:p>0.0194662194</text:p>
          </table:table-cell>
          <table:table-cell office:value-type="float" office:value="59.946864956484" calcext:value-type="float">
            <text:p>59.9468649565</text:p>
          </table:table-cell>
          <table:table-cell table:number-columns-repeated="3"/>
        </table:table-row>
        <table:table-row table:style-name="ro1">
          <table:table-cell office:value-type="float" office:value="0.0265642448648" calcext:value-type="float">
            <text:p>0.0265642449</text:p>
          </table:table-cell>
          <table:table-cell office:value-type="float" office:value="58.6014844961981" calcext:value-type="float">
            <text:p>58.6014844962</text:p>
          </table:table-cell>
          <table:table-cell table:number-columns-repeated="3"/>
        </table:table-row>
        <table:table-row table:style-name="ro1">
          <table:table-cell office:value-type="float" office:value="0.0108500661891" calcext:value-type="float">
            <text:p>0.0108500662</text:p>
          </table:table-cell>
          <table:table-cell office:value-type="float" office:value="72.6759457843925" calcext:value-type="float">
            <text:p>72.6759457844</text:p>
          </table:table-cell>
          <table:table-cell table:number-columns-repeated="3"/>
        </table:table-row>
        <table:table-row table:style-name="ro1">
          <table:table-cell office:value-type="float" office:value="0.0216792584258" calcext:value-type="float">
            <text:p>0.0216792584</text:p>
          </table:table-cell>
          <table:table-cell office:value-type="float" office:value="54.1991440148178" calcext:value-type="float">
            <text:p>54.1991440148</text:p>
          </table:table-cell>
          <table:table-cell table:number-columns-repeated="3"/>
        </table:table-row>
        <table:table-row table:style-name="ro1">
          <table:table-cell office:value-type="float" office:value="0.0415264203739" calcext:value-type="float">
            <text:p>0.0415264204</text:p>
          </table:table-cell>
          <table:table-cell office:value-type="float" office:value="58.3387787647903" calcext:value-type="float">
            <text:p>58.3387787648</text:p>
          </table:table-cell>
          <table:table-cell table:number-columns-repeated="3"/>
        </table:table-row>
        <table:table-row table:style-name="ro1">
          <table:table-cell office:value-type="float" office:value="0.0253968253968" calcext:value-type="float">
            <text:p>0.0253968254</text:p>
          </table:table-cell>
          <table:table-cell office:value-type="float" office:value="47.066632318584" calcext:value-type="float">
            <text:p>47.0666323186</text:p>
          </table:table-cell>
          <table:table-cell table:number-columns-repeated="3"/>
        </table:table-row>
        <table:table-row table:style-name="ro1">
          <table:table-cell office:value-type="float" office:value="0.0218121053488" calcext:value-type="float">
            <text:p>0.0218121053</text:p>
          </table:table-cell>
          <table:table-cell office:value-type="float" office:value="31.1049058242228" calcext:value-type="float">
            <text:p>31.1049058242</text:p>
          </table:table-cell>
          <table:table-cell table:number-columns-repeated="3"/>
        </table:table-row>
        <table:table-row table:style-name="ro1">
          <table:table-cell office:value-type="float" office:value="0.0520910908164" calcext:value-type="float">
            <text:p>0.0520910908</text:p>
          </table:table-cell>
          <table:table-cell office:value-type="float" office:value="56.8251410096932" calcext:value-type="float">
            <text:p>56.8251410097</text:p>
          </table:table-cell>
          <table:table-cell table:number-columns-repeated="3"/>
        </table:table-row>
        <table:table-row table:style-name="ro1">
          <table:table-cell office:value-type="float" office:value="0.016399455098" calcext:value-type="float">
            <text:p>0.0163994551</text:p>
          </table:table-cell>
          <table:table-cell office:value-type="float" office:value="66.8645065225904" calcext:value-type="float">
            <text:p>66.8645065226</text:p>
          </table:table-cell>
          <table:table-cell table:number-columns-repeated="3"/>
        </table:table-row>
        <table:table-row table:style-name="ro1">
          <table:table-cell office:value-type="float" office:value="0.0591942737696" calcext:value-type="float">
            <text:p>0.0591942738</text:p>
          </table:table-cell>
          <table:table-cell office:value-type="float" office:value="37.1820556998552" calcext:value-type="float">
            <text:p>37.1820556999</text:p>
          </table:table-cell>
          <table:table-cell table:number-columns-repeated="3"/>
        </table:table-row>
        <table:table-row table:style-name="ro1">
          <table:table-cell office:value-type="float" office:value="0.0146574329322" calcext:value-type="float">
            <text:p>0.0146574329</text:p>
          </table:table-cell>
          <table:table-cell office:value-type="float" office:value="49.7265038395202" calcext:value-type="float">
            <text:p>49.7265038395</text:p>
          </table:table-cell>
          <table:table-cell table:number-columns-repeated="3"/>
        </table:table-row>
        <table:table-row table:style-name="ro1">
          <table:table-cell office:value-type="float" office:value="0.0101599738818" calcext:value-type="float">
            <text:p>0.0101599739</text:p>
          </table:table-cell>
          <table:table-cell office:value-type="float" office:value="41.2879347935891" calcext:value-type="float">
            <text:p>41.2879347936</text:p>
          </table:table-cell>
          <table:table-cell table:number-columns-repeated="3"/>
        </table:table-row>
        <table:table-row table:style-name="ro1">
          <table:table-cell office:value-type="float" office:value="0.00434807401705" calcext:value-type="float">
            <text:p>0.004348074</text:p>
          </table:table-cell>
          <table:table-cell office:value-type="float" office:value="52.2435505658943" calcext:value-type="float">
            <text:p>52.2435505659</text:p>
          </table:table-cell>
          <table:table-cell table:number-columns-repeated="3"/>
        </table:table-row>
        <table:table-row table:style-name="ro1">
          <table:table-cell office:value-type="float" office:value="0.0245175116764" calcext:value-type="float">
            <text:p>0.0245175117</text:p>
          </table:table-cell>
          <table:table-cell office:value-type="float" office:value="58.5058629861674" calcext:value-type="float">
            <text:p>58.5058629862</text:p>
          </table:table-cell>
          <table:table-cell table:number-columns-repeated="3"/>
        </table:table-row>
        <table:table-row table:style-name="ro1">
          <table:table-cell office:value-type="float" office:value="0.0257510729614" calcext:value-type="float">
            <text:p>0.025751073</text:p>
          </table:table-cell>
          <table:table-cell office:value-type="float" office:value="37.0345934739408" calcext:value-type="float">
            <text:p>37.0345934739</text:p>
          </table:table-cell>
          <table:table-cell table:number-columns-repeated="3"/>
        </table:table-row>
        <table:table-row table:style-name="ro1">
          <table:table-cell office:value-type="float" office:value="0.0421165025507" calcext:value-type="float">
            <text:p>0.0421165026</text:p>
          </table:table-cell>
          <table:table-cell office:value-type="float" office:value="55.1848273577409" calcext:value-type="float">
            <text:p>55.1848273577</text:p>
          </table:table-cell>
          <table:table-cell table:number-columns-repeated="3"/>
        </table:table-row>
        <table:table-row table:style-name="ro1">
          <table:table-cell office:value-type="float" office:value="0.0542105026526" calcext:value-type="float">
            <text:p>0.0542105027</text:p>
          </table:table-cell>
          <table:table-cell office:value-type="float" office:value="44.580382853399" calcext:value-type="float">
            <text:p>44.5803828534</text:p>
          </table:table-cell>
          <table:table-cell table:number-columns-repeated="3"/>
        </table:table-row>
        <table:table-row table:style-name="ro1">
          <table:table-cell office:value-type="float" office:value="0.0300626998298" calcext:value-type="float">
            <text:p>0.0300626998</text:p>
          </table:table-cell>
          <table:table-cell office:value-type="float" office:value="41.6090500372716" calcext:value-type="float">
            <text:p>41.6090500373</text:p>
          </table:table-cell>
          <table:table-cell table:number-columns-repeated="3"/>
        </table:table-row>
        <table:table-row table:style-name="ro1">
          <table:table-cell office:value-type="float" office:value="0.0399945062491" calcext:value-type="float">
            <text:p>0.0399945062</text:p>
          </table:table-cell>
          <table:table-cell office:value-type="float" office:value="50.8627215215972" calcext:value-type="float">
            <text:p>50.8627215216</text:p>
          </table:table-cell>
          <table:table-cell table:number-columns-repeated="3"/>
        </table:table-row>
        <table:table-row table:style-name="ro1">
          <table:table-cell office:value-type="float" office:value="0.0124750023807" calcext:value-type="float">
            <text:p>0.0124750024</text:p>
          </table:table-cell>
          <table:table-cell office:value-type="float" office:value="40.1429822263058" calcext:value-type="float">
            <text:p>40.1429822263</text:p>
          </table:table-cell>
          <table:table-cell table:number-columns-repeated="3"/>
        </table:table-row>
        <table:table-row table:style-name="ro1">
          <table:table-cell office:value-type="float" office:value="0.0213478188098" calcext:value-type="float">
            <text:p>0.0213478188</text:p>
          </table:table-cell>
          <table:table-cell office:value-type="float" office:value="32.6371826980772" calcext:value-type="float">
            <text:p>32.6371826981</text:p>
          </table:table-cell>
          <table:table-cell table:number-columns-repeated="3"/>
        </table:table-row>
        <table:table-row table:style-name="ro1">
          <table:table-cell office:value-type="float" office:value="0.0162261495152" calcext:value-type="float">
            <text:p>0.0162261495</text:p>
          </table:table-cell>
          <table:table-cell office:value-type="float" office:value="63.4577230087282" calcext:value-type="float">
            <text:p>63.4577230087</text:p>
          </table:table-cell>
          <table:table-cell table:number-columns-repeated="3"/>
        </table:table-row>
        <table:table-row table:style-name="ro1">
          <table:table-cell office:value-type="float" office:value="0.0198905171534" calcext:value-type="float">
            <text:p>0.0198905172</text:p>
          </table:table-cell>
          <table:table-cell office:value-type="float" office:value="62.2162912902625" calcext:value-type="float">
            <text:p>62.2162912903</text:p>
          </table:table-cell>
          <table:table-cell table:number-columns-repeated="3"/>
        </table:table-row>
        <table:table-row table:style-name="ro1">
          <table:table-cell office:value-type="float" office:value="0.0136379323781" calcext:value-type="float">
            <text:p>0.0136379324</text:p>
          </table:table-cell>
          <table:table-cell office:value-type="float" office:value="52.1546902621101" calcext:value-type="float">
            <text:p>52.1546902621</text:p>
          </table:table-cell>
          <table:table-cell table:number-columns-repeated="3"/>
        </table:table-row>
        <table:table-row table:style-name="ro1">
          <table:table-cell office:value-type="float" office:value="0.00470046641226" calcext:value-type="float">
            <text:p>0.0047004664</text:p>
          </table:table-cell>
          <table:table-cell office:value-type="float" office:value="41.8676770348181" calcext:value-type="float">
            <text:p>41.8676770348</text:p>
          </table:table-cell>
          <table:table-cell table:number-columns-repeated="3"/>
        </table:table-row>
        <table:table-row table:style-name="ro1">
          <table:table-cell office:value-type="float" office:value="0.0240841865757" calcext:value-type="float">
            <text:p>0.0240841866</text:p>
          </table:table-cell>
          <table:table-cell office:value-type="float" office:value="75.9811280925718" calcext:value-type="float">
            <text:p>75.9811280926</text:p>
          </table:table-cell>
          <table:table-cell table:number-columns-repeated="3"/>
        </table:table-row>
        <table:table-row table:style-name="ro1">
          <table:table-cell office:value-type="float" office:value="0.0147571134913" calcext:value-type="float">
            <text:p>0.0147571135</text:p>
          </table:table-cell>
          <table:table-cell office:value-type="float" office:value="49.5722392728084" calcext:value-type="float">
            <text:p>49.5722392728</text:p>
          </table:table-cell>
          <table:table-cell table:number-columns-repeated="3"/>
        </table:table-row>
        <table:table-row table:style-name="ro1">
          <table:table-cell office:value-type="float" office:value="0.0321862878085" calcext:value-type="float">
            <text:p>0.0321862878</text:p>
          </table:table-cell>
          <table:table-cell office:value-type="float" office:value="55.2846070200022" calcext:value-type="float">
            <text:p>55.28460702</text:p>
          </table:table-cell>
          <table:table-cell table:number-columns-repeated="3"/>
        </table:table-row>
        <table:table-row table:style-name="ro1">
          <table:table-cell office:value-type="float" office:value="0.00458965118651" calcext:value-type="float">
            <text:p>0.0045896512</text:p>
          </table:table-cell>
          <table:table-cell office:value-type="float" office:value="46.0715808381977" calcext:value-type="float">
            <text:p>46.0715808382</text:p>
          </table:table-cell>
          <table:table-cell table:number-columns-repeated="3"/>
        </table:table-row>
        <table:table-row table:style-name="ro1">
          <table:table-cell office:value-type="float" office:value="0.0267926625903" calcext:value-type="float">
            <text:p>0.0267926626</text:p>
          </table:table-cell>
          <table:table-cell office:value-type="float" office:value="44.3715660502276" calcext:value-type="float">
            <text:p>44.3715660502</text:p>
          </table:table-cell>
          <table:table-cell table:number-columns-repeated="3"/>
        </table:table-row>
        <table:table-row table:style-name="ro1">
          <table:table-cell office:value-type="float" office:value="0.0128919815975" calcext:value-type="float">
            <text:p>0.0128919816</text:p>
          </table:table-cell>
          <table:table-cell office:value-type="float" office:value="59.7726137670936" calcext:value-type="float">
            <text:p>59.7726137671</text:p>
          </table:table-cell>
          <table:table-cell table:number-columns-repeated="3"/>
        </table:table-row>
        <table:table-row table:style-name="ro1">
          <table:table-cell office:value-type="float" office:value="0.0110106943817" calcext:value-type="float">
            <text:p>0.0110106944</text:p>
          </table:table-cell>
          <table:table-cell office:value-type="float" office:value="53.1416311010671" calcext:value-type="float">
            <text:p>53.1416311011</text:p>
          </table:table-cell>
          <table:table-cell table:number-columns-repeated="3"/>
        </table:table-row>
        <table:table-row table:style-name="ro1">
          <table:table-cell office:value-type="float" office:value="0.0174257808723" calcext:value-type="float">
            <text:p>0.0174257809</text:p>
          </table:table-cell>
          <table:table-cell office:value-type="float" office:value="44.7690250998635" calcext:value-type="float">
            <text:p>44.7690250999</text:p>
          </table:table-cell>
          <table:table-cell table:number-columns-repeated="3"/>
        </table:table-row>
        <table:table-row table:style-name="ro1">
          <table:table-cell office:value-type="float" office:value="0.00911690888928" calcext:value-type="float">
            <text:p>0.0091169089</text:p>
          </table:table-cell>
          <table:table-cell office:value-type="float" office:value="77.6321575072393" calcext:value-type="float">
            <text:p>77.6321575072</text:p>
          </table:table-cell>
          <table:table-cell table:number-columns-repeated="3"/>
        </table:table-row>
        <table:table-row table:style-name="ro1">
          <table:table-cell office:value-type="float" office:value="0.00367647058824" calcext:value-type="float">
            <text:p>0.0036764706</text:p>
          </table:table-cell>
          <table:table-cell office:value-type="float" office:value="34.5224298226134" calcext:value-type="float">
            <text:p>34.5224298226</text:p>
          </table:table-cell>
          <table:table-cell table:number-columns-repeated="3"/>
        </table:table-row>
        <table:table-row table:style-name="ro1">
          <table:table-cell office:value-type="float" office:value="0.0184293463616" calcext:value-type="float">
            <text:p>0.0184293464</text:p>
          </table:table-cell>
          <table:table-cell office:value-type="float" office:value="36.7683937058136" calcext:value-type="float">
            <text:p>36.7683937058</text:p>
          </table:table-cell>
          <table:table-cell table:number-columns-repeated="3"/>
        </table:table-row>
        <table:table-row table:style-name="ro1">
          <table:table-cell office:value-type="float" office:value="0.026070930912" calcext:value-type="float">
            <text:p>0.0260709309</text:p>
          </table:table-cell>
          <table:table-cell office:value-type="float" office:value="63.9560469197804" calcext:value-type="float">
            <text:p>63.9560469198</text:p>
          </table:table-cell>
          <table:table-cell table:number-columns-repeated="3"/>
        </table:table-row>
        <table:table-row table:style-name="ro1">
          <table:table-cell office:value-type="float" office:value="0.0625950625951" calcext:value-type="float">
            <text:p>0.0625950626</text:p>
          </table:table-cell>
          <table:table-cell office:value-type="float" office:value="62.2918191673331" calcext:value-type="float">
            <text:p>62.2918191673</text:p>
          </table:table-cell>
          <table:table-cell table:number-columns-repeated="3"/>
        </table:table-row>
        <table:table-row table:style-name="ro1">
          <table:table-cell office:value-type="float" office:value="0.0116036010357" calcext:value-type="float">
            <text:p>0.011603601</text:p>
          </table:table-cell>
          <table:table-cell office:value-type="float" office:value="69.0366242595048" calcext:value-type="float">
            <text:p>69.0366242595</text:p>
          </table:table-cell>
          <table:table-cell table:number-columns-repeated="3"/>
        </table:table-row>
        <table:table-row table:style-name="ro1">
          <table:table-cell office:value-type="float" office:value="0.00738972260118" calcext:value-type="float">
            <text:p>0.0073897226</text:p>
          </table:table-cell>
          <table:table-cell office:value-type="float" office:value="31.0395828855223" calcext:value-type="float">
            <text:p>31.0395828855</text:p>
          </table:table-cell>
          <table:table-cell table:number-columns-repeated="3"/>
        </table:table-row>
        <table:table-row table:style-name="ro1">
          <table:table-cell office:value-type="float" office:value="0.01297123459" calcext:value-type="float">
            <text:p>0.0129712346</text:p>
          </table:table-cell>
          <table:table-cell office:value-type="float" office:value="70.1134732885889" calcext:value-type="float">
            <text:p>70.1134732886</text:p>
          </table:table-cell>
          <table:table-cell table:number-columns-repeated="3"/>
        </table:table-row>
        <table:table-row table:style-name="ro1">
          <table:table-cell office:value-type="float" office:value="0.0344434818879" calcext:value-type="float">
            <text:p>0.0344434819</text:p>
          </table:table-cell>
          <table:table-cell office:value-type="float" office:value="62.4722441416171" calcext:value-type="float">
            <text:p>62.4722441416</text:p>
          </table:table-cell>
          <table:table-cell table:number-columns-repeated="3"/>
        </table:table-row>
        <table:table-row table:style-name="ro1">
          <table:table-cell office:value-type="float" office:value="0.0352257822747" calcext:value-type="float">
            <text:p>0.0352257823</text:p>
          </table:table-cell>
          <table:table-cell office:value-type="float" office:value="36.4871533767967" calcext:value-type="float">
            <text:p>36.4871533768</text:p>
          </table:table-cell>
          <table:table-cell table:number-columns-repeated="3"/>
        </table:table-row>
        <table:table-row table:style-name="ro1">
          <table:table-cell office:value-type="float" office:value="0.017259978425" calcext:value-type="float">
            <text:p>0.0172599784</text:p>
          </table:table-cell>
          <table:table-cell office:value-type="float" office:value="51.3525338965956" calcext:value-type="float">
            <text:p>51.3525338966</text:p>
          </table:table-cell>
          <table:table-cell table:number-columns-repeated="3"/>
        </table:table-row>
        <table:table-row table:style-name="ro1">
          <table:table-cell office:value-type="float" office:value="0.00958601074476" calcext:value-type="float">
            <text:p>0.0095860107</text:p>
          </table:table-cell>
          <table:table-cell office:value-type="float" office:value="34.7492409069986" calcext:value-type="float">
            <text:p>34.749240907</text:p>
          </table:table-cell>
          <table:table-cell table:number-columns-repeated="3"/>
        </table:table-row>
        <table:table-row table:style-name="ro1">
          <table:table-cell office:value-type="float" office:value="0.0218445436651" calcext:value-type="float">
            <text:p>0.0218445437</text:p>
          </table:table-cell>
          <table:table-cell office:value-type="float" office:value="44.1583283384127" calcext:value-type="float">
            <text:p>44.1583283384</text:p>
          </table:table-cell>
          <table:table-cell table:number-columns-repeated="3"/>
        </table:table-row>
        <table:table-row table:style-name="ro1">
          <table:table-cell office:value-type="float" office:value="0.0178691802342" calcext:value-type="float">
            <text:p>0.0178691802</text:p>
          </table:table-cell>
          <table:table-cell office:value-type="float" office:value="68.0404647923257" calcext:value-type="float">
            <text:p>68.0404647923</text:p>
          </table:table-cell>
          <table:table-cell table:number-columns-repeated="3"/>
        </table:table-row>
        <table:table-row table:style-name="ro1">
          <table:table-cell office:value-type="float" office:value="0.020901236484" calcext:value-type="float">
            <text:p>0.0209012365</text:p>
          </table:table-cell>
          <table:table-cell office:value-type="float" office:value="60.1547746515933" calcext:value-type="float">
            <text:p>60.1547746516</text:p>
          </table:table-cell>
          <table:table-cell table:number-columns-repeated="3"/>
        </table:table-row>
        <table:table-row table:style-name="ro1">
          <table:table-cell office:value-type="float" office:value="0.0219222550953" calcext:value-type="float">
            <text:p>0.0219222551</text:p>
          </table:table-cell>
          <table:table-cell office:value-type="float" office:value="57.472125875887" calcext:value-type="float">
            <text:p>57.4721258759</text:p>
          </table:table-cell>
          <table:table-cell table:number-columns-repeated="3"/>
        </table:table-row>
        <table:table-row table:style-name="ro1">
          <table:table-cell office:value-type="float" office:value="0.0338181867293" calcext:value-type="float">
            <text:p>0.0338181867</text:p>
          </table:table-cell>
          <table:table-cell office:value-type="float" office:value="67.5016628512452" calcext:value-type="float">
            <text:p>67.5016628512</text:p>
          </table:table-cell>
          <table:table-cell table:number-columns-repeated="3"/>
        </table:table-row>
        <table:table-row table:style-name="ro1">
          <table:table-cell office:value-type="float" office:value="0.010398932499" calcext:value-type="float">
            <text:p>0.0103989325</text:p>
          </table:table-cell>
          <table:table-cell office:value-type="float" office:value="58.2663978654442" calcext:value-type="float">
            <text:p>58.2663978654</text:p>
          </table:table-cell>
          <table:table-cell table:number-columns-repeated="3"/>
        </table:table-row>
        <table:table-row table:style-name="ro1">
          <table:table-cell office:value-type="float" office:value="0.0322354734392" calcext:value-type="float">
            <text:p>0.0322354734</text:p>
          </table:table-cell>
          <table:table-cell office:value-type="float" office:value="56.3853101152455" calcext:value-type="float">
            <text:p>56.3853101152</text:p>
          </table:table-cell>
          <table:table-cell table:number-columns-repeated="3"/>
        </table:table-row>
        <table:table-row table:style-name="ro1">
          <table:table-cell office:value-type="float" office:value="0.012373708707" calcext:value-type="float">
            <text:p>0.0123737087</text:p>
          </table:table-cell>
          <table:table-cell office:value-type="float" office:value="60.2682335498988" calcext:value-type="float">
            <text:p>60.2682335499</text:p>
          </table:table-cell>
          <table:table-cell table:number-columns-repeated="3"/>
        </table:table-row>
        <table:table-row table:style-name="ro1">
          <table:table-cell office:value-type="float" office:value="0.0165719513924" calcext:value-type="float">
            <text:p>0.0165719514</text:p>
          </table:table-cell>
          <table:table-cell office:value-type="float" office:value="62.8975702433498" calcext:value-type="float">
            <text:p>62.8975702433</text:p>
          </table:table-cell>
          <table:table-cell table:number-columns-repeated="3"/>
        </table:table-row>
        <table:table-row table:style-name="ro1">
          <table:table-cell office:value-type="float" office:value="0.0214891002005" calcext:value-type="float">
            <text:p>0.0214891002</text:p>
          </table:table-cell>
          <table:table-cell office:value-type="float" office:value="37.8546908088517" calcext:value-type="float">
            <text:p>37.8546908089</text:p>
          </table:table-cell>
          <table:table-cell table:number-columns-repeated="3"/>
        </table:table-row>
        <table:table-row table:style-name="ro1">
          <table:table-cell office:value-type="float" office:value="0.0596641998886" calcext:value-type="float">
            <text:p>0.0596641999</text:p>
          </table:table-cell>
          <table:table-cell office:value-type="float" office:value="51.0111829648078" calcext:value-type="float">
            <text:p>51.0111829648</text:p>
          </table:table-cell>
          <table:table-cell table:number-columns-repeated="3"/>
        </table:table-row>
      </table:table>
      <table:table table:name="Deletion" table:style-name="ta1"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locAccuracy</text:p>
          </table:table-cell>
          <table:table-cell office:value-type="string" calcext:value-type="string">
            <text:p>count 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office:value-type="float" office:value="0.0402529881546" calcext:value-type="float">
            <text:p>0.0402529882</text:p>
          </table:table-cell>
          <table:table-cell office:value-type="float" office:value="42.4057585616664" calcext:value-type="float">
            <text:p>42.405758561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409531661" calcext:value-type="float">
            <text:p>0.0164095317</text:p>
          </table:table-cell>
          <table:table-cell office:value-type="float" office:value="54.1846355999259" calcext:value-type="float">
            <text:p>54.1846355999</text:p>
          </table:table-cell>
          <table:table-cell table:number-columns-repeated="3"/>
        </table:table-row>
        <table:table-row table:style-name="ro1">
          <table:table-cell office:value-type="float" office:value="0.020657388684" calcext:value-type="float">
            <text:p>0.0206573887</text:p>
          </table:table-cell>
          <table:table-cell office:value-type="float" office:value="58.598367168915" calcext:value-type="float">
            <text:p>58.5983671689</text:p>
          </table:table-cell>
          <table:table-cell table:number-columns-repeated="3"/>
        </table:table-row>
        <table:table-row table:style-name="ro1">
          <table:table-cell office:value-type="float" office:value="0.00938413540669" calcext:value-type="float">
            <text:p>0.0093841354</text:p>
          </table:table-cell>
          <table:table-cell office:value-type="float" office:value="52.94884557621" calcext:value-type="float">
            <text:p>52.9488455762</text:p>
          </table:table-cell>
          <table:table-cell table:number-columns-repeated="3"/>
        </table:table-row>
        <table:table-row table:style-name="ro1">
          <table:table-cell office:value-type="float" office:value="0.00465737598383" calcext:value-type="float">
            <text:p>0.004657376</text:p>
          </table:table-cell>
          <table:table-cell office:value-type="float" office:value="57.4827280307808" calcext:value-type="float">
            <text:p>57.4827280308</text:p>
          </table:table-cell>
          <table:table-cell table:number-columns-repeated="3"/>
        </table:table-row>
        <table:table-row table:style-name="ro1">
          <table:table-cell office:value-type="float" office:value="0.0249411764706" calcext:value-type="float">
            <text:p>0.0249411765</text:p>
          </table:table-cell>
          <table:table-cell office:value-type="float" office:value="32.3057922673553" calcext:value-type="float">
            <text:p>32.3057922674</text:p>
          </table:table-cell>
          <table:table-cell table:number-columns-repeated="3"/>
        </table:table-row>
        <table:table-row table:style-name="ro1">
          <table:table-cell office:value-type="float" office:value="0.032264957265" calcext:value-type="float">
            <text:p>0.0322649573</text:p>
          </table:table-cell>
          <table:table-cell office:value-type="float" office:value="57.2146913187928" calcext:value-type="float">
            <text:p>57.2146913188</text:p>
          </table:table-cell>
          <table:table-cell table:number-columns-repeated="3"/>
        </table:table-row>
        <table:table-row table:style-name="ro1">
          <table:table-cell office:value-type="float" office:value="0.0238690355559" calcext:value-type="float">
            <text:p>0.0238690356</text:p>
          </table:table-cell>
          <table:table-cell office:value-type="float" office:value="33.6359283507957" calcext:value-type="float">
            <text:p>33.6359283508</text:p>
          </table:table-cell>
          <table:table-cell table:number-columns-repeated="3"/>
        </table:table-row>
        <table:table-row table:style-name="ro1">
          <table:table-cell office:value-type="float" office:value="0.0198191809963" calcext:value-type="float">
            <text:p>0.019819181</text:p>
          </table:table-cell>
          <table:table-cell office:value-type="float" office:value="61.929959109224" calcext:value-type="float">
            <text:p>61.9299591092</text:p>
          </table:table-cell>
          <table:table-cell table:number-columns-repeated="3"/>
        </table:table-row>
        <table:table-row table:style-name="ro1">
          <table:table-cell office:value-type="float" office:value="0.0262547348485" calcext:value-type="float">
            <text:p>0.0262547348</text:p>
          </table:table-cell>
          <table:table-cell office:value-type="float" office:value="53.4864188436965" calcext:value-type="float">
            <text:p>53.4864188437</text:p>
          </table:table-cell>
          <table:table-cell table:number-columns-repeated="3"/>
        </table:table-row>
        <table:table-row table:style-name="ro1">
          <table:table-cell office:value-type="float" office:value="0.010303442029" calcext:value-type="float">
            <text:p>0.010303442</text:p>
          </table:table-cell>
          <table:table-cell office:value-type="float" office:value="55.7531328098986" calcext:value-type="float">
            <text:p>55.7531328099</text:p>
          </table:table-cell>
          <table:table-cell table:number-columns-repeated="3"/>
        </table:table-row>
        <table:table-row table:style-name="ro1">
          <table:table-cell office:value-type="float" office:value="0.0220482451738" calcext:value-type="float">
            <text:p>0.0220482452</text:p>
          </table:table-cell>
          <table:table-cell office:value-type="float" office:value="22.092262688012" calcext:value-type="float">
            <text:p>22.092262688</text:p>
          </table:table-cell>
          <table:table-cell table:number-columns-repeated="3"/>
        </table:table-row>
        <table:table-row table:style-name="ro1">
          <table:table-cell office:value-type="float" office:value="0.0491558278214" calcext:value-type="float">
            <text:p>0.0491558278</text:p>
          </table:table-cell>
          <table:table-cell office:value-type="float" office:value="64.9594815509138" calcext:value-type="float">
            <text:p>64.9594815509</text:p>
          </table:table-cell>
          <table:table-cell table:number-columns-repeated="3"/>
        </table:table-row>
        <table:table-row table:style-name="ro1">
          <table:table-cell office:value-type="float" office:value="0.0268158197469" calcext:value-type="float">
            <text:p>0.0268158197</text:p>
          </table:table-cell>
          <table:table-cell office:value-type="float" office:value="78.6315806210518" calcext:value-type="float">
            <text:p>78.6315806211</text:p>
          </table:table-cell>
          <table:table-cell table:number-columns-repeated="3"/>
        </table:table-row>
        <table:table-row table:style-name="ro1">
          <table:table-cell office:value-type="float" office:value="0.0217043531764" calcext:value-type="float">
            <text:p>0.0217043532</text:p>
          </table:table-cell>
          <table:table-cell office:value-type="float" office:value="40.9325892115553" calcext:value-type="float">
            <text:p>40.9325892116</text:p>
          </table:table-cell>
          <table:table-cell table:number-columns-repeated="3"/>
        </table:table-row>
        <table:table-row table:style-name="ro1">
          <table:table-cell office:value-type="float" office:value="0.0526383970982" calcext:value-type="float">
            <text:p>0.0526383971</text:p>
          </table:table-cell>
          <table:table-cell office:value-type="float" office:value="58.6644052280931" calcext:value-type="float">
            <text:p>58.6644052281</text:p>
          </table:table-cell>
          <table:table-cell table:number-columns-repeated="3"/>
        </table:table-row>
        <table:table-row table:style-name="ro1">
          <table:table-cell office:value-type="float" office:value="0.0138044834386" calcext:value-type="float">
            <text:p>0.0138044834</text:p>
          </table:table-cell>
          <table:table-cell office:value-type="float" office:value="39.1870450559174" calcext:value-type="float">
            <text:p>39.1870450559</text:p>
          </table:table-cell>
          <table:table-cell table:number-columns-repeated="3"/>
        </table:table-row>
        <table:table-row table:style-name="ro1">
          <table:table-cell office:value-type="float" office:value="0.0799472392188" calcext:value-type="float">
            <text:p>0.0799472392</text:p>
          </table:table-cell>
          <table:table-cell office:value-type="float" office:value="38.8218227849129" calcext:value-type="float">
            <text:p>38.8218227849</text:p>
          </table:table-cell>
          <table:table-cell table:number-columns-repeated="3"/>
        </table:table-row>
        <table:table-row table:style-name="ro1">
          <table:table-cell office:value-type="float" office:value="0.0148975791434" calcext:value-type="float">
            <text:p>0.0148975791</text:p>
          </table:table-cell>
          <table:table-cell office:value-type="float" office:value="68.7887252357754" calcext:value-type="float">
            <text:p>68.7887252358</text:p>
          </table:table-cell>
          <table:table-cell table:number-columns-repeated="3"/>
        </table:table-row>
        <table:table-row table:style-name="ro1">
          <table:table-cell office:value-type="float" office:value="0.0104058687505" calcext:value-type="float">
            <text:p>0.0104058688</text:p>
          </table:table-cell>
          <table:table-cell office:value-type="float" office:value="59.7567072649437" calcext:value-type="float">
            <text:p>59.7567072649</text:p>
          </table:table-cell>
          <table:table-cell table:number-columns-repeated="3"/>
        </table:table-row>
        <table:table-row table:style-name="ro1">
          <table:table-cell office:value-type="float" office:value="0.00541293360901" calcext:value-type="float">
            <text:p>0.0054129336</text:p>
          </table:table-cell>
          <table:table-cell office:value-type="float" office:value="29.5757365215525" calcext:value-type="float">
            <text:p>29.5757365216</text:p>
          </table:table-cell>
          <table:table-cell table:number-columns-repeated="3"/>
        </table:table-row>
        <table:table-row table:style-name="ro1">
          <table:table-cell office:value-type="float" office:value="0.0250502834156" calcext:value-type="float">
            <text:p>0.0250502834</text:p>
          </table:table-cell>
          <table:table-cell office:value-type="float" office:value="56.5246513107809" calcext:value-type="float">
            <text:p>56.5246513108</text:p>
          </table:table-cell>
          <table:table-cell table:number-columns-repeated="3"/>
        </table:table-row>
        <table:table-row table:style-name="ro1">
          <table:table-cell office:value-type="float" office:value="0.0261427757933" calcext:value-type="float">
            <text:p>0.0261427758</text:p>
          </table:table-cell>
          <table:table-cell office:value-type="float" office:value="37.7176813436803" calcext:value-type="float">
            <text:p>37.7176813437</text:p>
          </table:table-cell>
          <table:table-cell table:number-columns-repeated="3"/>
        </table:table-row>
        <table:table-row table:style-name="ro1">
          <table:table-cell office:value-type="float" office:value="0.0443280677656" calcext:value-type="float">
            <text:p>0.0443280678</text:p>
          </table:table-cell>
          <table:table-cell office:value-type="float" office:value="53.9625844212342" calcext:value-type="float">
            <text:p>53.9625844212</text:p>
          </table:table-cell>
          <table:table-cell table:number-columns-repeated="3"/>
        </table:table-row>
        <table:table-row table:style-name="ro1">
          <table:table-cell office:value-type="float" office:value="0.0563929929556" calcext:value-type="float">
            <text:p>0.056392993</text:p>
          </table:table-cell>
          <table:table-cell office:value-type="float" office:value="38.6329443944018" calcext:value-type="float">
            <text:p>38.6329443944</text:p>
          </table:table-cell>
          <table:table-cell table:number-columns-repeated="3"/>
        </table:table-row>
        <table:table-row table:style-name="ro1">
          <table:table-cell office:value-type="float" office:value="0.0304334460498" calcext:value-type="float">
            <text:p>0.030433446</text:p>
          </table:table-cell>
          <table:table-cell office:value-type="float" office:value="44.0123338321912" calcext:value-type="float">
            <text:p>44.0123338322</text:p>
          </table:table-cell>
          <table:table-cell table:number-columns-repeated="3"/>
        </table:table-row>
        <table:table-row table:style-name="ro1">
          <table:table-cell office:value-type="float" office:value="0.0403730846103" calcext:value-type="float">
            <text:p>0.0403730846</text:p>
          </table:table-cell>
          <table:table-cell office:value-type="float" office:value="51.517916826137" calcext:value-type="float">
            <text:p>51.5179168261</text:p>
          </table:table-cell>
          <table:table-cell table:number-columns-repeated="3"/>
        </table:table-row>
        <table:table-row table:style-name="ro1">
          <table:table-cell office:value-type="float" office:value="0.0124253130639" calcext:value-type="float">
            <text:p>0.0124253131</text:p>
          </table:table-cell>
          <table:table-cell office:value-type="float" office:value="41.1348544621807" calcext:value-type="float">
            <text:p>41.1348544622</text:p>
          </table:table-cell>
          <table:table-cell table:number-columns-repeated="3"/>
        </table:table-row>
        <table:table-row table:style-name="ro1">
          <table:table-cell office:value-type="float" office:value="0.021792802203" calcext:value-type="float">
            <text:p>0.0217928022</text:p>
          </table:table-cell>
          <table:table-cell office:value-type="float" office:value="45.8231786361255" calcext:value-type="float">
            <text:p>45.8231786361</text:p>
          </table:table-cell>
          <table:table-cell table:number-columns-repeated="3"/>
        </table:table-row>
        <table:table-row table:style-name="ro1">
          <table:table-cell office:value-type="float" office:value="0.0181820628768" calcext:value-type="float">
            <text:p>0.0181820629</text:p>
          </table:table-cell>
          <table:table-cell office:value-type="float" office:value="64.1925687795832" calcext:value-type="float">
            <text:p>64.1925687796</text:p>
          </table:table-cell>
          <table:table-cell table:number-columns-repeated="3"/>
        </table:table-row>
        <table:table-row table:style-name="ro1">
          <table:table-cell office:value-type="float" office:value="0.0267142857143" calcext:value-type="float">
            <text:p>0.0267142857</text:p>
          </table:table-cell>
          <table:table-cell office:value-type="float" office:value="59.4374810021294" calcext:value-type="float">
            <text:p>59.4374810021</text:p>
          </table:table-cell>
          <table:table-cell table:number-columns-repeated="3"/>
        </table:table-row>
        <table:table-row table:style-name="ro1">
          <table:table-cell office:value-type="float" office:value="0.0132344734115" calcext:value-type="float">
            <text:p>0.0132344734</text:p>
          </table:table-cell>
          <table:table-cell office:value-type="float" office:value="25.9994398757931" calcext:value-type="float">
            <text:p>25.9994398758</text:p>
          </table:table-cell>
          <table:table-cell table:number-columns-repeated="3"/>
        </table:table-row>
        <table:table-row table:style-name="ro1">
          <table:table-cell office:value-type="float" office:value="0.00492400697161" calcext:value-type="float">
            <text:p>0.004924007</text:p>
          </table:table-cell>
          <table:table-cell office:value-type="float" office:value="49.40614631171" calcext:value-type="float">
            <text:p>49.4061463117</text:p>
          </table:table-cell>
          <table:table-cell table:number-columns-repeated="3"/>
        </table:table-row>
        <table:table-row table:style-name="ro1">
          <table:table-cell office:value-type="float" office:value="0.0258758436479" calcext:value-type="float">
            <text:p>0.0258758436</text:p>
          </table:table-cell>
          <table:table-cell office:value-type="float" office:value="69.3398694532623" calcext:value-type="float">
            <text:p>69.3398694533</text:p>
          </table:table-cell>
          <table:table-cell table:number-columns-repeated="3"/>
        </table:table-row>
        <table:table-row table:style-name="ro1">
          <table:table-cell office:value-type="float" office:value="0.0156326439849" calcext:value-type="float">
            <text:p>0.015632644</text:p>
          </table:table-cell>
          <table:table-cell office:value-type="float" office:value="49.8553477829314" calcext:value-type="float">
            <text:p>49.8553477829</text:p>
          </table:table-cell>
          <table:table-cell table:number-columns-repeated="3"/>
        </table:table-row>
        <table:table-row table:style-name="ro1">
          <table:table-cell office:value-type="float" office:value="0.0332459771861" calcext:value-type="float">
            <text:p>0.0332459772</text:p>
          </table:table-cell>
          <table:table-cell office:value-type="float" office:value="70.859473360035" calcext:value-type="float">
            <text:p>70.85947336</text:p>
          </table:table-cell>
          <table:table-cell table:number-columns-repeated="3"/>
        </table:table-row>
        <table:table-row table:style-name="ro1">
          <table:table-cell office:value-type="float" office:value="0.00387067395264" calcext:value-type="float">
            <text:p>0.003870674</text:p>
          </table:table-cell>
          <table:table-cell office:value-type="float" office:value="42.386240562621" calcext:value-type="float">
            <text:p>42.3862405626</text:p>
          </table:table-cell>
          <table:table-cell table:number-columns-repeated="3"/>
        </table:table-row>
        <table:table-row table:style-name="ro1">
          <table:table-cell office:value-type="float" office:value="0.0273590173088" calcext:value-type="float">
            <text:p>0.0273590173</text:p>
          </table:table-cell>
          <table:table-cell office:value-type="float" office:value="55.7242506630227" calcext:value-type="float">
            <text:p>55.724250663</text:p>
          </table:table-cell>
          <table:table-cell table:number-columns-repeated="3"/>
        </table:table-row>
        <table:table-row table:style-name="ro1">
          <table:table-cell office:value-type="float" office:value="0.0119664155681" calcext:value-type="float">
            <text:p>0.0119664156</text:p>
          </table:table-cell>
          <table:table-cell office:value-type="float" office:value="58.3831712317286" calcext:value-type="float">
            <text:p>58.3831712317</text:p>
          </table:table-cell>
          <table:table-cell table:number-columns-repeated="3"/>
        </table:table-row>
        <table:table-row table:style-name="ro1">
          <table:table-cell office:value-type="float" office:value="0.0117252931323" calcext:value-type="float">
            <text:p>0.0117252931</text:p>
          </table:table-cell>
          <table:table-cell office:value-type="float" office:value="47.3701248568315" calcext:value-type="float">
            <text:p>47.3701248568</text:p>
          </table:table-cell>
          <table:table-cell table:number-columns-repeated="3"/>
        </table:table-row>
        <table:table-row table:style-name="ro1">
          <table:table-cell office:value-type="float" office:value="0.0195559830087" calcext:value-type="float">
            <text:p>0.019555983</text:p>
          </table:table-cell>
          <table:table-cell office:value-type="float" office:value="49.2482678589251" calcext:value-type="float">
            <text:p>49.2482678589</text:p>
          </table:table-cell>
          <table:table-cell table:number-columns-repeated="3"/>
        </table:table-row>
        <table:table-row table:style-name="ro1">
          <table:table-cell office:value-type="float" office:value="0.0093405876984" calcext:value-type="float">
            <text:p>0.0093405877</text:p>
          </table:table-cell>
          <table:table-cell office:value-type="float" office:value="66.8718753700334" calcext:value-type="float">
            <text:p>66.87187537</text:p>
          </table:table-cell>
          <table:table-cell table:number-columns-repeated="3"/>
        </table:table-row>
        <table:table-row table:style-name="ro1">
          <table:table-cell office:value-type="float" office:value="0.00440316787641" calcext:value-type="float">
            <text:p>0.0044031679</text:p>
          </table:table-cell>
          <table:table-cell office:value-type="float" office:value="43.8712909571476" calcext:value-type="float">
            <text:p>43.8712909571</text:p>
          </table:table-cell>
          <table:table-cell table:number-columns-repeated="3"/>
        </table:table-row>
        <table:table-row table:style-name="ro1">
          <table:table-cell office:value-type="float" office:value="0.0180356840245" calcext:value-type="float">
            <text:p>0.018035684</text:p>
          </table:table-cell>
          <table:table-cell office:value-type="float" office:value="44.7812502838409" calcext:value-type="float">
            <text:p>44.7812502838</text:p>
          </table:table-cell>
          <table:table-cell table:number-columns-repeated="3"/>
        </table:table-row>
        <table:table-row table:style-name="ro1">
          <table:table-cell office:value-type="float" office:value="0.0278224408083" calcext:value-type="float">
            <text:p>0.0278224408</text:p>
          </table:table-cell>
          <table:table-cell office:value-type="float" office:value="63.670590755806" calcext:value-type="float">
            <text:p>63.6705907558</text:p>
          </table:table-cell>
          <table:table-cell table:number-columns-repeated="3"/>
        </table:table-row>
        <table:table-row table:style-name="ro1">
          <table:table-cell office:value-type="float" office:value="0.0782497173425" calcext:value-type="float">
            <text:p>0.0782497173</text:p>
          </table:table-cell>
          <table:table-cell office:value-type="float" office:value="62.8986091045109" calcext:value-type="float">
            <text:p>62.8986091045</text:p>
          </table:table-cell>
          <table:table-cell table:number-columns-repeated="3"/>
        </table:table-row>
        <table:table-row table:style-name="ro1">
          <table:table-cell office:value-type="float" office:value="0.0114666957269" calcext:value-type="float">
            <text:p>0.0114666957</text:p>
          </table:table-cell>
          <table:table-cell office:value-type="float" office:value="61.6916816365431" calcext:value-type="float">
            <text:p>61.6916816365</text:p>
          </table:table-cell>
          <table:table-cell table:number-columns-repeated="3"/>
        </table:table-row>
        <table:table-row table:style-name="ro1">
          <table:table-cell office:value-type="float" office:value="0.00692768612" calcext:value-type="float">
            <text:p>0.0069276861</text:p>
          </table:table-cell>
          <table:table-cell office:value-type="float" office:value="30.4953615394445" calcext:value-type="float">
            <text:p>30.4953615394</text:p>
          </table:table-cell>
          <table:table-cell table:number-columns-repeated="3"/>
        </table:table-row>
        <table:table-row table:style-name="ro1">
          <table:table-cell office:value-type="float" office:value="0.0153738900712" calcext:value-type="float">
            <text:p>0.0153738901</text:p>
          </table:table-cell>
          <table:table-cell office:value-type="float" office:value="56.9455849300389" calcext:value-type="float">
            <text:p>56.94558493</text:p>
          </table:table-cell>
          <table:table-cell table:number-columns-repeated="3"/>
        </table:table-row>
        <table:table-row table:style-name="ro1">
          <table:table-cell office:value-type="float" office:value="0.039857700411" calcext:value-type="float">
            <text:p>0.0398577004</text:p>
          </table:table-cell>
          <table:table-cell office:value-type="float" office:value="64.5388640816546" calcext:value-type="float">
            <text:p>64.5388640817</text:p>
          </table:table-cell>
          <table:table-cell table:number-columns-repeated="3"/>
        </table:table-row>
        <table:table-row table:style-name="ro1">
          <table:table-cell office:value-type="float" office:value="0.0371833954311" calcext:value-type="float">
            <text:p>0.0371833954</text:p>
          </table:table-cell>
          <table:table-cell office:value-type="float" office:value="50.1958982194668" calcext:value-type="float">
            <text:p>50.1958982195</text:p>
          </table:table-cell>
          <table:table-cell table:number-columns-repeated="3"/>
        </table:table-row>
        <table:table-row table:style-name="ro1">
          <table:table-cell office:value-type="float" office:value="0.0162579286025" calcext:value-type="float">
            <text:p>0.0162579286</text:p>
          </table:table-cell>
          <table:table-cell office:value-type="float" office:value="49.3299833335345" calcext:value-type="float">
            <text:p>49.3299833335</text:p>
          </table:table-cell>
          <table:table-cell table:number-columns-repeated="3"/>
        </table:table-row>
        <table:table-row table:style-name="ro1">
          <table:table-cell office:value-type="float" office:value="0.00859234996024" calcext:value-type="float">
            <text:p>0.00859235</text:p>
          </table:table-cell>
          <table:table-cell office:value-type="float" office:value="50.4622771497175" calcext:value-type="float">
            <text:p>50.4622771497</text:p>
          </table:table-cell>
          <table:table-cell table:number-columns-repeated="3"/>
        </table:table-row>
        <table:table-row table:style-name="ro1">
          <table:table-cell office:value-type="float" office:value="0.0185798860632" calcext:value-type="float">
            <text:p>0.0185798861</text:p>
          </table:table-cell>
          <table:table-cell office:value-type="float" office:value="68.9985942260173" calcext:value-type="float">
            <text:p>68.998594226</text:p>
          </table:table-cell>
          <table:table-cell table:number-columns-repeated="3"/>
        </table:table-row>
        <table:table-row table:style-name="ro1">
          <table:table-cell office:value-type="float" office:value="0.020825179967" calcext:value-type="float">
            <text:p>0.02082518</text:p>
          </table:table-cell>
          <table:table-cell office:value-type="float" office:value="33.8926745728317" calcext:value-type="float">
            <text:p>33.8926745728</text:p>
          </table:table-cell>
          <table:table-cell table:number-columns-repeated="3"/>
        </table:table-row>
        <table:table-row table:style-name="ro1">
          <table:table-cell office:value-type="float" office:value="0.0201191051022" calcext:value-type="float">
            <text:p>0.0201191051</text:p>
          </table:table-cell>
          <table:table-cell office:value-type="float" office:value="71.2113307491921" calcext:value-type="float">
            <text:p>71.2113307492</text:p>
          </table:table-cell>
          <table:table-cell table:number-columns-repeated="3"/>
        </table:table-row>
        <table:table-row table:style-name="ro1">
          <table:table-cell office:value-type="float" office:value="0.0249661312173" calcext:value-type="float">
            <text:p>0.0249661312</text:p>
          </table:table-cell>
          <table:table-cell office:value-type="float" office:value="43.298998707635" calcext:value-type="float">
            <text:p>43.2989987076</text:p>
          </table:table-cell>
          <table:table-cell table:number-columns-repeated="3"/>
        </table:table-row>
        <table:table-row table:style-name="ro1">
          <table:table-cell office:value-type="float" office:value="0.0332629886444" calcext:value-type="float">
            <text:p>0.0332629886</text:p>
          </table:table-cell>
          <table:table-cell office:value-type="float" office:value="39.1708613524658" calcext:value-type="float">
            <text:p>39.1708613525</text:p>
          </table:table-cell>
          <table:table-cell table:number-columns-repeated="3"/>
        </table:table-row>
        <table:table-row table:style-name="ro1">
          <table:table-cell office:value-type="float" office:value="0.00923589695667" calcext:value-type="float">
            <text:p>0.009235897</text:p>
          </table:table-cell>
          <table:table-cell office:value-type="float" office:value="51.6627552904664" calcext:value-type="float">
            <text:p>51.6627552905</text:p>
          </table:table-cell>
          <table:table-cell table:number-columns-repeated="3"/>
        </table:table-row>
        <table:table-row table:style-name="ro1">
          <table:table-cell office:value-type="float" office:value="0.0384207033842" calcext:value-type="float">
            <text:p>0.0384207034</text:p>
          </table:table-cell>
          <table:table-cell office:value-type="float" office:value="29.2614253542262" calcext:value-type="float">
            <text:p>29.2614253542</text:p>
          </table:table-cell>
          <table:table-cell table:number-columns-repeated="3"/>
        </table:table-row>
        <table:table-row table:style-name="ro1">
          <table:table-cell office:value-type="float" office:value="0.0132930669558" calcext:value-type="float">
            <text:p>0.013293067</text:p>
          </table:table-cell>
          <table:table-cell office:value-type="float" office:value="62.0711277727761" calcext:value-type="float">
            <text:p>62.0711277728</text:p>
          </table:table-cell>
          <table:table-cell table:number-columns-repeated="3"/>
        </table:table-row>
        <table:table-row table:style-name="ro1">
          <table:table-cell office:value-type="float" office:value="0.0169914843304" calcext:value-type="float">
            <text:p>0.0169914843</text:p>
          </table:table-cell>
          <table:table-cell office:value-type="float" office:value="29.6689368349485" calcext:value-type="float">
            <text:p>29.6689368349</text:p>
          </table:table-cell>
          <table:table-cell table:number-columns-repeated="3"/>
        </table:table-row>
        <table:table-row table:style-name="ro1">
          <table:table-cell office:value-type="float" office:value="0.0214073446556" calcext:value-type="float">
            <text:p>0.0214073447</text:p>
          </table:table-cell>
          <table:table-cell office:value-type="float" office:value="58.0334517580205" calcext:value-type="float">
            <text:p>58.033451758</text:p>
          </table:table-cell>
          <table:table-cell table:number-columns-repeated="3"/>
        </table:table-row>
        <table:table-row table:style-name="ro1">
          <table:table-cell office:value-type="float" office:value="0.0707180518563" calcext:value-type="float">
            <text:p>0.0707180519</text:p>
          </table:table-cell>
          <table:table-cell office:value-type="float" office:value="52.3439758071465" calcext:value-type="float">
            <text:p>52.3439758071</text:p>
          </table:table-cell>
          <table:table-cell table:number-columns-repeated="3"/>
        </table:table-row>
      </table:table>
      <table:table table:name="clea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locAccuracy</text:p>
          </table:table-cell>
          <table:table-cell office:value-type="string" calcext:value-type="string">
            <text:p>count 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office:value-type="float" office:value="0.00182237229994" calcext:value-type="float">
            <text:p>0.0018223723</text:p>
          </table:table-cell>
          <table:table-cell office:value-type="float" office:value="46.8191522132521" calcext:value-type="float">
            <text:p>46.819152213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71423337128" calcext:value-type="float">
            <text:p>0.0017142334</text:p>
          </table:table-cell>
          <table:table-cell office:value-type="float" office:value="55.3710524433909" calcext:value-type="float">
            <text:p>55.3710524434</text:p>
          </table:table-cell>
          <table:table-cell table:number-columns-repeated="3"/>
        </table:table-row>
        <table:table-row table:style-name="ro1">
          <table:table-cell office:value-type="float" office:value="0.00188335117561" calcext:value-type="float">
            <text:p>0.0018833512</text:p>
          </table:table-cell>
          <table:table-cell office:value-type="float" office:value="73.859371087533" calcext:value-type="float">
            <text:p>73.8593710875</text:p>
          </table:table-cell>
          <table:table-cell table:number-columns-repeated="3"/>
        </table:table-row>
        <table:table-row table:style-name="ro1">
          <table:table-cell office:value-type="float" office:value="0.00178102046331" calcext:value-type="float">
            <text:p>0.0017810205</text:p>
          </table:table-cell>
          <table:table-cell office:value-type="float" office:value="53.6333480926684" calcext:value-type="float">
            <text:p>53.6333480927</text:p>
          </table:table-cell>
          <table:table-cell table:number-columns-repeated="3"/>
        </table:table-row>
        <table:table-row table:style-name="ro1">
          <table:table-cell office:value-type="float" office:value="0.00188942643271" calcext:value-type="float">
            <text:p>0.0018894264</text:p>
          </table:table-cell>
          <table:table-cell office:value-type="float" office:value="51.7109196558637" calcext:value-type="float">
            <text:p>51.7109196559</text:p>
          </table:table-cell>
          <table:table-cell table:number-columns-repeated="3"/>
        </table:table-row>
        <table:table-row table:style-name="ro1">
          <table:table-cell office:value-type="float" office:value="0.00171342383107" calcext:value-type="float">
            <text:p>0.0017134238</text:p>
          </table:table-cell>
          <table:table-cell office:value-type="float" office:value="27.3889338794301" calcext:value-type="float">
            <text:p>27.3889338794</text:p>
          </table:table-cell>
          <table:table-cell table:number-columns-repeated="3"/>
        </table:table-row>
        <table:table-row table:style-name="ro1">
          <table:table-cell office:value-type="float" office:value="0.00183760683761" calcext:value-type="float">
            <text:p>0.0018376068</text:p>
          </table:table-cell>
          <table:table-cell office:value-type="float" office:value="71.5144924003321" calcext:value-type="float">
            <text:p>71.5144924003</text:p>
          </table:table-cell>
          <table:table-cell table:number-columns-repeated="3"/>
        </table:table-row>
        <table:table-row table:style-name="ro1">
          <table:table-cell office:value-type="float" office:value="0.00210542907969" calcext:value-type="float">
            <text:p>0.0021054291</text:p>
          </table:table-cell>
          <table:table-cell office:value-type="float" office:value="52.6733327943196" calcext:value-type="float">
            <text:p>52.6733327943</text:p>
          </table:table-cell>
          <table:table-cell table:number-columns-repeated="3"/>
        </table:table-row>
        <table:table-row table:style-name="ro1">
          <table:table-cell office:value-type="float" office:value="0.00153637061987" calcext:value-type="float">
            <text:p>0.0015363706</text:p>
          </table:table-cell>
          <table:table-cell office:value-type="float" office:value="54.5763627344261" calcext:value-type="float">
            <text:p>54.5763627344</text:p>
          </table:table-cell>
          <table:table-cell table:number-columns-repeated="3"/>
        </table:table-row>
        <table:table-row table:style-name="ro1">
          <table:table-cell office:value-type="float" office:value="0.00164535984848" calcext:value-type="float">
            <text:p>0.0016453598</text:p>
          </table:table-cell>
          <table:table-cell office:value-type="float" office:value="33.164256994288" calcext:value-type="float">
            <text:p>33.1642569943</text:p>
          </table:table-cell>
          <table:table-cell table:number-columns-repeated="3"/>
        </table:table-row>
        <table:table-row table:style-name="ro1">
          <table:table-cell office:value-type="float" office:value="0.00147192028986" calcext:value-type="float">
            <text:p>0.0014719203</text:p>
          </table:table-cell>
          <table:table-cell office:value-type="float" office:value="77.1778379772584" calcext:value-type="float">
            <text:p>77.1778379773</text:p>
          </table:table-cell>
          <table:table-cell table:number-columns-repeated="3"/>
        </table:table-row>
        <table:table-row table:style-name="ro1">
          <table:table-cell office:value-type="float" office:value="0.0018959037327" calcext:value-type="float">
            <text:p>0.0018959037</text:p>
          </table:table-cell>
          <table:table-cell office:value-type="float" office:value="62.9289387436724" calcext:value-type="float">
            <text:p>62.9289387437</text:p>
          </table:table-cell>
          <table:table-cell table:number-columns-repeated="3"/>
        </table:table-row>
        <table:table-row table:style-name="ro1">
          <table:table-cell office:value-type="float" office:value="0.00182003817641" calcext:value-type="float">
            <text:p>0.0018200382</text:p>
          </table:table-cell>
          <table:table-cell office:value-type="float" office:value="66.4249035795125" calcext:value-type="float">
            <text:p>66.4249035795</text:p>
          </table:table-cell>
          <table:table-cell table:number-columns-repeated="3"/>
        </table:table-row>
        <table:table-row table:style-name="ro1">
          <table:table-cell office:value-type="float" office:value="0.00170574001349" calcext:value-type="float">
            <text:p>0.00170574</text:p>
          </table:table-cell>
          <table:table-cell office:value-type="float" office:value="70.6738493939277" calcext:value-type="float">
            <text:p>70.6738493939</text:p>
          </table:table-cell>
          <table:table-cell table:number-columns-repeated="3"/>
        </table:table-row>
        <table:table-row table:style-name="ro1">
          <table:table-cell office:value-type="float" office:value="0.00175357637287" calcext:value-type="float">
            <text:p>0.0017535764</text:p>
          </table:table-cell>
          <table:table-cell office:value-type="float" office:value="57.5868729114154" calcext:value-type="float">
            <text:p>57.5868729114</text:p>
          </table:table-cell>
          <table:table-cell table:number-columns-repeated="3"/>
        </table:table-row>
        <table:table-row table:style-name="ro1">
          <table:table-cell office:value-type="float" office:value="0.00169847712813" calcext:value-type="float">
            <text:p>0.0016984771</text:p>
          </table:table-cell>
          <table:table-cell office:value-type="float" office:value="57.6291348410328" calcext:value-type="float">
            <text:p>57.629134841</text:p>
          </table:table-cell>
          <table:table-cell table:number-columns-repeated="3"/>
        </table:table-row>
        <table:table-row table:style-name="ro1">
          <table:table-cell office:value-type="float" office:value="0.00190499188366" calcext:value-type="float">
            <text:p>0.0019049919</text:p>
          </table:table-cell>
          <table:table-cell office:value-type="float" office:value="61.7583048005172" calcext:value-type="float">
            <text:p>61.7583048005</text:p>
          </table:table-cell>
          <table:table-cell table:number-columns-repeated="3"/>
        </table:table-row>
        <table:table-row table:style-name="ro1">
          <table:table-cell office:value-type="float" office:value="0.00167320069859" calcext:value-type="float">
            <text:p>0.0016732007</text:p>
          </table:table-cell>
          <table:table-cell office:value-type="float" office:value="38.1509129073209" calcext:value-type="float">
            <text:p>38.1509129073</text:p>
          </table:table-cell>
          <table:table-cell table:number-columns-repeated="3"/>
        </table:table-row>
        <table:table-row table:style-name="ro1">
          <table:table-cell office:value-type="float" office:value="0.00202312803182" calcext:value-type="float">
            <text:p>0.002023128</text:p>
          </table:table-cell>
          <table:table-cell office:value-type="float" office:value="74.7135045140913" calcext:value-type="float">
            <text:p>74.7135045141</text:p>
          </table:table-cell>
          <table:table-cell table:number-columns-repeated="3"/>
        </table:table-row>
        <table:table-row table:style-name="ro1">
          <table:table-cell office:value-type="float" office:value="0.00182069478776" calcext:value-type="float">
            <text:p>0.0018206948</text:p>
          </table:table-cell>
          <table:table-cell office:value-type="float" office:value="73.8840174608953" calcext:value-type="float">
            <text:p>73.8840174609</text:p>
          </table:table-cell>
          <table:table-cell table:number-columns-repeated="3"/>
        </table:table-row>
        <table:table-row table:style-name="ro1">
          <table:table-cell office:value-type="float" office:value="0.0016942338617" calcext:value-type="float">
            <text:p>0.0016942339</text:p>
          </table:table-cell>
          <table:table-cell office:value-type="float" office:value="49.5924018296719" calcext:value-type="float">
            <text:p>49.5924018297</text:p>
          </table:table-cell>
          <table:table-cell table:number-columns-repeated="3"/>
        </table:table-row>
        <table:table-row table:style-name="ro1">
          <table:table-cell office:value-type="float" office:value="0.0019747668678" calcext:value-type="float">
            <text:p>0.0019747669</text:p>
          </table:table-cell>
          <table:table-cell office:value-type="float" office:value="78.5281842425883" calcext:value-type="float">
            <text:p>78.5281842426</text:p>
          </table:table-cell>
          <table:table-cell table:number-columns-repeated="3"/>
        </table:table-row>
        <table:table-row table:style-name="ro1">
          <table:table-cell office:value-type="float" office:value="0.00179461959241" calcext:value-type="float">
            <text:p>0.0017946196</text:p>
          </table:table-cell>
          <table:table-cell office:value-type="float" office:value="33.3742241784672" calcext:value-type="float">
            <text:p>33.3742241785</text:p>
          </table:table-cell>
          <table:table-cell table:number-columns-repeated="3"/>
        </table:table-row>
        <table:table-row table:style-name="ro1">
          <table:table-cell office:value-type="float" office:value="0.00181719322344" calcext:value-type="float">
            <text:p>0.0018171932</text:p>
          </table:table-cell>
          <table:table-cell office:value-type="float" office:value="46.044268097248" calcext:value-type="float">
            <text:p>46.0442680972</text:p>
          </table:table-cell>
          <table:table-cell table:number-columns-repeated="3"/>
        </table:table-row>
        <table:table-row table:style-name="ro1">
          <table:table-cell office:value-type="float" office:value="0.00210710055483" calcext:value-type="float">
            <text:p>0.0021071006</text:p>
          </table:table-cell>
          <table:table-cell office:value-type="float" office:value="54.7285857577748" calcext:value-type="float">
            <text:p>54.7285857578</text:p>
          </table:table-cell>
          <table:table-cell table:number-columns-repeated="3"/>
        </table:table-row>
        <table:table-row table:style-name="ro1">
          <table:table-cell office:value-type="float" office:value="0.00168342775167" calcext:value-type="float">
            <text:p>0.0016834278</text:p>
          </table:table-cell>
          <table:table-cell office:value-type="float" office:value="61.6028764876836" calcext:value-type="float">
            <text:p>61.6028764877</text:p>
          </table:table-cell>
          <table:table-cell table:number-columns-repeated="3"/>
        </table:table-row>
        <table:table-row table:style-name="ro1">
          <table:table-cell office:value-type="float" office:value="0.00131764009179" calcext:value-type="float">
            <text:p>0.0013176401</text:p>
          </table:table-cell>
          <table:table-cell office:value-type="float" office:value="52.5859510520592" calcext:value-type="float">
            <text:p>52.5859510521</text:p>
          </table:table-cell>
          <table:table-cell table:number-columns-repeated="3"/>
        </table:table-row>
        <table:table-row table:style-name="ro1">
          <table:table-cell office:value-type="float" office:value="0.00179356692922" calcext:value-type="float">
            <text:p>0.0017935669</text:p>
          </table:table-cell>
          <table:table-cell office:value-type="float" office:value="33.9170286410606" calcext:value-type="float">
            <text:p>33.9170286411</text:p>
          </table:table-cell>
          <table:table-cell table:number-columns-repeated="3"/>
        </table:table-row>
        <table:table-row table:style-name="ro1">
          <table:table-cell office:value-type="float" office:value="0.00180419713228" calcext:value-type="float">
            <text:p>0.0018041971</text:p>
          </table:table-cell>
          <table:table-cell office:value-type="float" office:value="63.7088462287796" calcext:value-type="float">
            <text:p>63.7088462288</text:p>
          </table:table-cell>
          <table:table-cell table:number-columns-repeated="3"/>
        </table:table-row>
        <table:table-row table:style-name="ro1">
          <table:table-cell office:value-type="float" office:value="0.00156115417743" calcext:value-type="float">
            <text:p>0.0015611542</text:p>
          </table:table-cell>
          <table:table-cell office:value-type="float" office:value="65.8424026858546" calcext:value-type="float">
            <text:p>65.8424026859</text:p>
          </table:table-cell>
          <table:table-cell table:number-columns-repeated="3"/>
        </table:table-row>
        <table:table-row table:style-name="ro1">
          <table:table-cell office:value-type="float" office:value="0.00165476190476" calcext:value-type="float">
            <text:p>0.0016547619</text:p>
          </table:table-cell>
          <table:table-cell office:value-type="float" office:value="47.5531080320119" calcext:value-type="float">
            <text:p>47.553108032</text:p>
          </table:table-cell>
          <table:table-cell table:number-columns-repeated="3"/>
        </table:table-row>
        <table:table-row table:style-name="ro1">
          <table:table-cell office:value-type="float" office:value="0.00191341784262" calcext:value-type="float">
            <text:p>0.0019134178</text:p>
          </table:table-cell>
          <table:table-cell office:value-type="float" office:value="59.3249454414735" calcext:value-type="float">
            <text:p>59.3249454415</text:p>
          </table:table-cell>
          <table:table-cell table:number-columns-repeated="3"/>
        </table:table-row>
        <table:table-row table:style-name="ro1">
          <table:table-cell office:value-type="float" office:value="0.00166977464136" calcext:value-type="float">
            <text:p>0.0016697746</text:p>
          </table:table-cell>
          <table:table-cell office:value-type="float" office:value="27.1812970808768" calcext:value-type="float">
            <text:p>27.1812970809</text:p>
          </table:table-cell>
          <table:table-cell table:number-columns-repeated="3"/>
        </table:table-row>
        <table:table-row table:style-name="ro1">
          <table:table-cell office:value-type="float" office:value="0.00164556056378" calcext:value-type="float">
            <text:p>0.0016455606</text:p>
          </table:table-cell>
          <table:table-cell office:value-type="float" office:value="58.7569857006245" calcext:value-type="float">
            <text:p>58.7569857006</text:p>
          </table:table-cell>
          <table:table-cell table:number-columns-repeated="3"/>
        </table:table-row>
        <table:table-row table:style-name="ro1">
          <table:table-cell office:value-type="float" office:value="0.00157883033133" calcext:value-type="float">
            <text:p>0.0015788303</text:p>
          </table:table-cell>
          <table:table-cell office:value-type="float" office:value="40.4831381708978" calcext:value-type="float">
            <text:p>40.4831381709</text:p>
          </table:table-cell>
          <table:table-cell table:number-columns-repeated="3"/>
        </table:table-row>
        <table:table-row table:style-name="ro1">
          <table:table-cell office:value-type="float" office:value="0.00182308481142" calcext:value-type="float">
            <text:p>0.0018230848</text:p>
          </table:table-cell>
          <table:table-cell office:value-type="float" office:value="53.511946139167" calcext:value-type="float">
            <text:p>53.5119461392</text:p>
          </table:table-cell>
          <table:table-cell table:number-columns-repeated="3"/>
        </table:table-row>
        <table:table-row table:style-name="ro1">
          <table:table-cell office:value-type="float" office:value="0.00178734061931" calcext:value-type="float">
            <text:p>0.0017873406</text:p>
          </table:table-cell>
          <table:table-cell office:value-type="float" office:value="46.5178061957763" calcext:value-type="float">
            <text:p>46.5178061958</text:p>
          </table:table-cell>
          <table:table-cell table:number-columns-repeated="3"/>
        </table:table-row>
        <table:table-row table:style-name="ro1">
          <table:table-cell office:value-type="float" office:value="0.00183085972498" calcext:value-type="float">
            <text:p>0.0018308597</text:p>
          </table:table-cell>
          <table:table-cell office:value-type="float" office:value="57.3767348850514" calcext:value-type="float">
            <text:p>57.3767348851</text:p>
          </table:table-cell>
          <table:table-cell table:number-columns-repeated="3"/>
        </table:table-row>
        <table:table-row table:style-name="ro1">
          <table:table-cell office:value-type="float" office:value="0.00170014647416" calcext:value-type="float">
            <text:p>0.0017001465</text:p>
          </table:table-cell>
          <table:table-cell office:value-type="float" office:value="62.7437765023801" calcext:value-type="float">
            <text:p>62.7437765024</text:p>
          </table:table-cell>
          <table:table-cell table:number-columns-repeated="3"/>
        </table:table-row>
        <table:table-row table:style-name="ro1">
          <table:table-cell office:value-type="float" office:value="0.00156747037942" calcext:value-type="float">
            <text:p>0.0015674704</text:p>
          </table:table-cell>
          <table:table-cell office:value-type="float" office:value="53.4428058883338" calcext:value-type="float">
            <text:p>53.4428058883</text:p>
          </table:table-cell>
          <table:table-cell table:number-columns-repeated="3"/>
        </table:table-row>
        <table:table-row table:style-name="ro1">
          <table:table-cell office:value-type="float" office:value="0.0017432075018" calcext:value-type="float">
            <text:p>0.0017432075</text:p>
          </table:table-cell>
          <table:table-cell office:value-type="float" office:value="65.3954023815452" calcext:value-type="float">
            <text:p>65.3954023815</text:p>
          </table:table-cell>
          <table:table-cell table:number-columns-repeated="3"/>
        </table:table-row>
        <table:table-row table:style-name="ro1">
          <table:table-cell office:value-type="float" office:value="0.00165949527637" calcext:value-type="float">
            <text:p>0.0016594953</text:p>
          </table:table-cell>
          <table:table-cell office:value-type="float" office:value="70.1026979118232" calcext:value-type="float">
            <text:p>70.1026979118</text:p>
          </table:table-cell>
          <table:table-cell table:number-columns-repeated="3"/>
        </table:table-row>
        <table:table-row table:style-name="ro1">
          <table:table-cell office:value-type="float" office:value="0.00184842883549" calcext:value-type="float">
            <text:p>0.0018484288</text:p>
          </table:table-cell>
          <table:table-cell office:value-type="float" office:value="32.4631690559797" calcext:value-type="float">
            <text:p>32.463169056</text:p>
          </table:table-cell>
          <table:table-cell table:number-columns-repeated="3"/>
        </table:table-row>
        <table:table-row table:style-name="ro1">
          <table:table-cell office:value-type="float" office:value="0.00171883700099" calcext:value-type="float">
            <text:p>0.001718837</text:p>
          </table:table-cell>
          <table:table-cell office:value-type="float" office:value="52.2792147834129" calcext:value-type="float">
            <text:p>52.2792147834</text:p>
          </table:table-cell>
          <table:table-cell table:number-columns-repeated="3"/>
        </table:table-row>
        <table:table-row table:style-name="ro1">
          <table:table-cell office:value-type="float" office:value="0.00176550332608" calcext:value-type="float">
            <text:p>0.0017655033</text:p>
          </table:table-cell>
          <table:table-cell office:value-type="float" office:value="65.0337176001354" calcext:value-type="float">
            <text:p>65.0337176001</text:p>
          </table:table-cell>
          <table:table-cell table:number-columns-repeated="3"/>
        </table:table-row>
        <table:table-row table:style-name="ro1">
          <table:table-cell office:value-type="float" office:value="0.0014850064969" calcext:value-type="float">
            <text:p>0.0014850065</text:p>
          </table:table-cell>
          <table:table-cell office:value-type="float" office:value="47.1389570113589" calcext:value-type="float">
            <text:p>47.1389570114</text:p>
          </table:table-cell>
          <table:table-cell table:number-columns-repeated="3"/>
        </table:table-row>
        <table:table-row table:style-name="ro1">
          <table:table-cell office:value-type="float" office:value="0.00221584510879" calcext:value-type="float">
            <text:p>0.0022158451</text:p>
          </table:table-cell>
          <table:table-cell office:value-type="float" office:value="68.4181899308684" calcext:value-type="float">
            <text:p>68.4181899309</text:p>
          </table:table-cell>
          <table:table-cell table:number-columns-repeated="3"/>
        </table:table-row>
        <table:table-row table:style-name="ro1">
          <table:table-cell office:value-type="float" office:value="0.00185504391365" calcext:value-type="float">
            <text:p>0.0018550439</text:p>
          </table:table-cell>
          <table:table-cell office:value-type="float" office:value="31.0980215348796" calcext:value-type="float">
            <text:p>31.0980215349</text:p>
          </table:table-cell>
          <table:table-cell table:number-columns-repeated="3"/>
        </table:table-row>
        <table:table-row table:style-name="ro1">
          <table:table-cell office:value-type="float" office:value="0.00193243805191" calcext:value-type="float">
            <text:p>0.0019324381</text:p>
          </table:table-cell>
          <table:table-cell office:value-type="float" office:value="58.4726287440519" calcext:value-type="float">
            <text:p>58.4726287441</text:p>
          </table:table-cell>
          <table:table-cell table:number-columns-repeated="3"/>
        </table:table-row>
        <table:table-row table:style-name="ro1">
          <table:table-cell office:value-type="float" office:value="0.00174420612717" calcext:value-type="float">
            <text:p>0.0017442061</text:p>
          </table:table-cell>
          <table:table-cell office:value-type="float" office:value="52.8639180817658" calcext:value-type="float">
            <text:p>52.8639180818</text:p>
          </table:table-cell>
          <table:table-cell table:number-columns-repeated="3"/>
        </table:table-row>
        <table:table-row table:style-name="ro1">
          <table:table-cell office:value-type="float" office:value="0.00149285561954" calcext:value-type="float">
            <text:p>0.0014928556</text:p>
          </table:table-cell>
          <table:table-cell office:value-type="float" office:value="31.8881216834576" calcext:value-type="float">
            <text:p>31.8881216835</text:p>
          </table:table-cell>
          <table:table-cell table:number-columns-repeated="3"/>
        </table:table-row>
        <table:table-row table:style-name="ro1">
          <table:table-cell office:value-type="float" office:value="0.00169448833322" calcext:value-type="float">
            <text:p>0.0016944883</text:p>
          </table:table-cell>
          <table:table-cell office:value-type="float" office:value="40.8941433565039" calcext:value-type="float">
            <text:p>40.8941433565</text:p>
          </table:table-cell>
          <table:table-cell table:number-columns-repeated="3"/>
        </table:table-row>
        <table:table-row table:style-name="ro1">
          <table:table-cell office:value-type="float" office:value="0.00167337202264" calcext:value-type="float">
            <text:p>0.001673372</text:p>
          </table:table-cell>
          <table:table-cell office:value-type="float" office:value="52.6365045144263" calcext:value-type="float">
            <text:p>52.6365045144</text:p>
          </table:table-cell>
          <table:table-cell table:number-columns-repeated="3"/>
        </table:table-row>
        <table:table-row table:style-name="ro1">
          <table:table-cell office:value-type="float" office:value="0.00183688920331" calcext:value-type="float">
            <text:p>0.0018368892</text:p>
          </table:table-cell>
          <table:table-cell office:value-type="float" office:value="48.3040285694656" calcext:value-type="float">
            <text:p>48.3040285695</text:p>
          </table:table-cell>
          <table:table-cell table:number-columns-repeated="3"/>
        </table:table-row>
        <table:table-row table:style-name="ro1">
          <table:table-cell office:value-type="float" office:value="0.00170775963283" calcext:value-type="float">
            <text:p>0.0017077596</text:p>
          </table:table-cell>
          <table:table-cell office:value-type="float" office:value="31.3113743450294" calcext:value-type="float">
            <text:p>31.311374345</text:p>
          </table:table-cell>
          <table:table-cell table:number-columns-repeated="3"/>
        </table:table-row>
        <table:table-row table:style-name="ro1">
          <table:table-cell office:value-type="float" office:value="0.00187778314287" calcext:value-type="float">
            <text:p>0.0018777831</text:p>
          </table:table-cell>
          <table:table-cell office:value-type="float" office:value="70.9029490196825" calcext:value-type="float">
            <text:p>70.9029490197</text:p>
          </table:table-cell>
          <table:table-cell table:number-columns-repeated="3"/>
        </table:table-row>
        <table:table-row table:style-name="ro1">
          <table:table-cell office:value-type="float" office:value="0.00187084704213" calcext:value-type="float">
            <text:p>0.001870847</text:p>
          </table:table-cell>
          <table:table-cell office:value-type="float" office:value="57.9206363981966" calcext:value-type="float">
            <text:p>57.9206363982</text:p>
          </table:table-cell>
          <table:table-cell table:number-columns-repeated="3"/>
        </table:table-row>
        <table:table-row table:style-name="ro1">
          <table:table-cell office:value-type="float" office:value="0.00179450737184" calcext:value-type="float">
            <text:p>0.0017945074</text:p>
          </table:table-cell>
          <table:table-cell office:value-type="float" office:value="38.7476593464598" calcext:value-type="float">
            <text:p>38.7476593465</text:p>
          </table:table-cell>
          <table:table-cell table:number-columns-repeated="3"/>
        </table:table-row>
        <table:table-row table:style-name="ro1">
          <table:table-cell office:value-type="float" office:value="0.00161978631281" calcext:value-type="float">
            <text:p>0.0016197863</text:p>
          </table:table-cell>
          <table:table-cell office:value-type="float" office:value="59.1520224071327" calcext:value-type="float">
            <text:p>59.1520224071</text:p>
          </table:table-cell>
          <table:table-cell table:number-columns-repeated="3"/>
        </table:table-row>
        <table:table-row table:style-name="ro1">
          <table:table-cell office:value-type="float" office:value="0.00174740101747" calcext:value-type="float">
            <text:p>0.001747401</text:p>
          </table:table-cell>
          <table:table-cell office:value-type="float" office:value="56.6199457180921" calcext:value-type="float">
            <text:p>56.6199457181</text:p>
          </table:table-cell>
          <table:table-cell table:number-columns-repeated="3"/>
        </table:table-row>
        <table:table-row table:style-name="ro1">
          <table:table-cell office:value-type="float" office:value="0.00178101285427" calcext:value-type="float">
            <text:p>0.0017810129</text:p>
          </table:table-cell>
          <table:table-cell office:value-type="float" office:value="60.643952682392" calcext:value-type="float">
            <text:p>60.6439526824</text:p>
          </table:table-cell>
          <table:table-cell table:number-columns-repeated="3"/>
        </table:table-row>
        <table:table-row table:style-name="ro1">
          <table:table-cell office:value-type="float" office:value="0.00192632152299" calcext:value-type="float">
            <text:p>0.0019263215</text:p>
          </table:table-cell>
          <table:table-cell office:value-type="float" office:value="26.9498950665135" calcext:value-type="float">
            <text:p>26.9498950665</text:p>
          </table:table-cell>
          <table:table-cell table:number-columns-repeated="3"/>
        </table:table-row>
        <table:table-row table:style-name="ro1">
          <table:table-cell office:value-type="float" office:value="0.00176153401374" calcext:value-type="float">
            <text:p>0.001761534</text:p>
          </table:table-cell>
          <table:table-cell office:value-type="float" office:value="34.6588303719869" calcext:value-type="float">
            <text:p>34.658830372</text:p>
          </table:table-cell>
          <table:table-cell table:number-columns-repeated="3"/>
        </table:table-row>
        <table:table-row table:style-name="ro1">
          <table:table-cell office:value-type="float" office:value="0.00144951169575" calcext:value-type="float">
            <text:p>0.0014495117</text:p>
          </table:table-cell>
          <table:table-cell office:value-type="float" office:value="56.6620101253018" calcext:value-type="float">
            <text:p>56.662010125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8">00/00/0000</text:date>, <text:time style:data-style-name="N2" text:time-value="00:37:20.7107718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21:39:03.341187214</meta:creation-date>
    <dc:date>2019-02-18T00:41:48.834431868</dc:date>
    <meta:editing-duration>PT14M7S</meta:editing-duration>
    <meta:editing-cycles>9</meta:editing-cycles>
    <meta:generator>LibreOffice/5.1.6.2$Linux_X86_64 LibreOffice_project/10m0$Build-2</meta:generator>
    <meta:document-statistic meta:table-count="3" meta:cell-count="408" meta:object-count="0"/>
  </office:meta>
</office:document-meta>
</file>